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71cm" fo:min-width="1.72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98cm" fo:min-width="2.23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41cm" fo:min-width="13.70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98cm" fo:min-width="3.05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41cm" fo:min-width="4.18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46cm" fo:min-width="8.94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067cm" fo:min-width="1.088cm"/>
    </style:style>
    <style:style style:name="gr8" style:family="graphic" style:parent-style-name="standard">
      <style:graphic-properties draw:textarea-horizontal-align="justify" draw:textarea-vertical-align="middle" draw:auto-grow-height="false" fo:min-height="0.545cm" fo:min-width="0.136cm"/>
    </style:style>
    <style:style style:name="gr9" style:family="graphic" style:parent-style-name="standard">
      <style:graphic-properties draw:textarea-horizontal-align="justify" draw:textarea-vertical-align="middle" draw:auto-grow-height="false" fo:min-height="0.598cm" fo:min-width="3.05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41cm" fo:min-width="7.9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23cm" svg:height="1.27cm" svg:x="3.857cm" svg:y="3.54cm">
          <text:p text:style-name="P1">Cos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2.223cm" svg:height="1.27cm" svg:x="6.714cm" svg:y="3.54cm">
          <text:p text:style-name="P1">Harm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2.223cm" svg:height="1.27cm" svg:x="12.747cm" svg:y="3.54cm">
          <text:p text:style-name="P1">Qty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3.175cm" svg:height="1.27cm" svg:x="9.255cm" svg:y="3.54cm">
          <text:p text:style-name="P1">Target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layer="layout" svg:width="14.605cm" svg:height="1.587cm" svg:x="9.255cm" svg:y="1.635cm">
          <text:p text:style-name="P1">special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" draw:text-style-name="P1" draw:layer="layout" svg:width="4.128cm" svg:height="1.27cm" svg:x="19.732cm" svg:y="3.54cm">
          <text:p text:style-name="P1">Coverag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draw:layer="layout" svg:width="4.128cm" svg:height="1.27cm" svg:x="15.287cm" svg:y="3.54cm">
          <text:p text:style-name="P1">Rang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1" draw:layer="layout" svg:width="5.08cm" svg:height="1.587cm" svg:x="3.857cm" svg:y="1.636cm">
          <text:p text:style-name="P1">name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" draw:text-style-name="P1" draw:layer="layout" svg:width="2.223cm" svg:height="1.27cm" svg:x="3.857cm" svg:y="7.35cm">
          <text:p text:style-name="P1">Cos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2.223cm" svg:height="1.27cm" svg:x="6.714cm" svg:y="7.35cm">
          <text:p text:style-name="P1">Harm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2.223cm" svg:height="1.27cm" svg:x="12.747cm" svg:y="7.35cm">
          <text:p text:style-name="P1">Qty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3.175cm" svg:height="1.27cm" svg:x="9.255cm" svg:y="7.35cm">
          <text:p text:style-name="P1">Target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layer="layout" svg:width="14.605cm" svg:height="1.587cm" svg:x="9.255cm" svg:y="5.445cm">
          <text:p text:style-name="P1">special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" draw:text-style-name="P1" draw:layer="layout" svg:width="4.128cm" svg:height="1.27cm" svg:x="19.732cm" svg:y="7.35cm">
          <text:p text:style-name="P1">Coverag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draw:layer="layout" svg:width="4.128cm" svg:height="1.27cm" svg:x="15.287cm" svg:y="7.35cm">
          <text:p text:style-name="P1">Rang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1" draw:layer="layout" svg:width="5.08cm" svg:height="1.587cm" svg:x="3.857cm" svg:y="5.446cm">
          <text:p text:style-name="P1">name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6" draw:text-style-name="P1" draw:layer="layout" svg:width="10.477cm" svg:height="1.27cm" svg:x="7.985cm" svg:y="9.572cm">
          <text:p text:style-name="P1">Add Harm Ent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2" draw:layer="layout" svg:width="1.588cm" svg:height="0.317cm" svg:x="24.494cm" svg:y="2.9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1.588cm" svg:height="0.317cm" svg:x="24.494cm" svg:y="6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.27cm" svg:height="1.588cm" svg:x="1.635cm" svg:y="6.08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  <draw:page draw:name="Single Harm" draw:style-name="dp1" draw:master-page-name="Default">
        <draw:custom-shape draw:style-name="gr1" draw:text-style-name="P1" draw:layer="layout" svg:width="2.223cm" svg:height="1.27cm" svg:x="10.207cm" svg:y="5.127cm">
          <text:p text:style-name="P1">Cos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2.223cm" svg:height="1.27cm" svg:x="14.651cm" svg:y="3.54cm">
          <text:p text:style-name="P1">Harm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2.223cm" svg:height="1.27cm" svg:x="10.207cm" svg:y="7.032cm">
          <text:p text:style-name="P1">Qty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draw:layer="layout" svg:width="4.127cm" svg:height="1.27cm" svg:x="12.747cm" svg:y="7.032cm">
          <text:p text:style-name="P1">Target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layer="layout" svg:width="14.605cm" svg:height="1.587cm" svg:x="2.587cm" svg:y="10.525cm">
          <text:p text:style-name="P1">special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" draw:text-style-name="P1" draw:layer="layout" svg:width="4.128cm" svg:height="1.27cm" svg:x="8.302cm" svg:y="8.937cm">
          <text:p text:style-name="P1">Range Mi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draw:layer="layout" svg:width="8.89cm" svg:height="1.587cm" svg:x="2.905cm" svg:y="3.223cm">
          <text:p text:style-name="P1">name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" draw:text-style-name="P1" draw:layer="layout" svg:width="4.128cm" svg:height="1.27cm" svg:x="12.747cm" svg:y="8.937cm">
          <text:p text:style-name="P1">Range Max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1" draw:text-style-name="P3" draw:layer="layout" svg:width="3.175cm" svg:height="1.27cm" svg:x="2.587cm" svg:y="5.127cm">
          <draw:text-box>
            <text:p>Cost</text:p>
          </draw:text-box>
        </draw:frame>
        <draw:frame draw:style-name="gr11" draw:text-style-name="P3" draw:layer="layout" svg:width="3.175cm" svg:height="1.27cm" svg:x="12.112cm" svg:y="3.54cm">
          <draw:text-box>
            <text:p>Harm</text:p>
          </draw:text-box>
        </draw:frame>
        <draw:frame draw:style-name="gr11" draw:text-style-name="P3" draw:layer="layout" svg:width="2.54cm" svg:height="1.27cm" svg:x="2.587cm" svg:y="7.032cm">
          <draw:text-box>
            <text:p>Target</text:p>
          </draw:text-box>
        </draw:frame>
        <draw:frame draw:style-name="gr11" draw:text-style-name="P3" draw:layer="layout" svg:width="2.54cm" svg:height="1.27cm" svg:x="2.587cm" svg:y="8.937cm">
          <draw:text-box>
            <text:p>Range</text:p>
          </draw:text-box>
        </draw:frame>
        <draw:custom-shape draw:style-name="gr4" draw:text-style-name="P1" draw:layer="layout" svg:width="4.128cm" svg:height="1.27cm" svg:x="12.747cm" svg:y="5.127cm">
          <text:p text:style-name="P1">Sourc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1T10:59:35.443000000</meta:creation-date>
    <dc:date>2022-04-26T23:24:12.560000000</dc:date>
    <meta:editing-duration>PT2H48M35S</meta:editing-duration>
    <meta:editing-cycles>2</meta:editing-cycles>
    <meta:generator>LibreOffice/7.3.2.2$Windows_X86_64 LibreOffice_project/49f2b1bff42cfccbd8f788c8dc32c1c309559be0</meta:generator>
    <meta:document-statistic meta:object-count="33"/>
  </office:meta>
</office:document-meta>
</file>